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1f4e79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>
      <style:paragraph-properties fo:text-align="center" style:justify-single-word="false"/>
    </style:style>
    <style:style style:name="P6" style:family="paragraph" style:parent-style-name="List_20_Paragraph">
      <style:text-properties fo:color="#1f4e79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List_20_Paragraph">
      <style:text-properties fo:color="#000000" fo:font-size="14pt" style:text-underline-style="none" fo:font-weight="normal" officeooo:rsid="00108f04" style:font-size-asian="12.25pt" style:font-weight-asian="normal" style:font-size-complex="14pt" style:font-weight-complex="normal"/>
    </style:style>
    <style:style style:name="P8" style:family="paragraph" style:parent-style-name="List_20_Paragraph">
      <style:text-properties fo:color="#000000" fo:font-size="14pt" style:text-underline-style="none" fo:font-weight="normal" officeooo:rsid="00108f04" officeooo:paragraph-rsid="00108f04" style:font-size-asian="12.25pt" style:font-weight-asian="normal" style:font-size-complex="14pt" style:font-weight-complex="normal"/>
    </style:style>
    <style:style style:name="P9" style:family="paragraph" style:parent-style-name="List_20_Paragraph" style:list-style-name="L1">
      <style:text-properties fo:color="#000000" fo:font-size="14pt" style:text-underline-style="none" fo:font-weight="normal" officeooo:rsid="00108f04" officeooo:paragraph-rsid="00108f04" style:font-size-asian="12.25pt" style:font-weight-asian="normal" style:font-size-complex="14pt" style:font-weight-complex="normal"/>
    </style:style>
    <style:style style:name="P10" style:family="paragraph" style:parent-style-name="List_20_Paragraph" style:list-style-name="L1">
      <style:text-properties fo:color="#000000" fo:font-size="14pt" style:text-underline-style="none" fo:font-weight="normal" officeooo:rsid="00128b9f" officeooo:paragraph-rsid="00128b9f" style:font-size-asian="12.25pt" style:font-weight-asian="normal" style:font-size-complex="14pt" style:font-weight-complex="normal"/>
    </style:style>
    <style:style style:name="P11" style:family="paragraph" style:parent-style-name="List_20_Paragraph" style:list-style-name="L1">
      <style:text-properties fo:color="#000000" fo:font-size="14pt" style:text-underline-style="none" fo:font-weight="normal" officeooo:rsid="00136389" officeooo:paragraph-rsid="00136389" style:font-size-asian="12.25pt" style:font-weight-asian="normal" style:font-size-complex="14pt" style:font-weight-complex="normal"/>
    </style:style>
    <style:style style:name="P12" style:family="paragraph" style:parent-style-name="List_20_Paragraph">
      <style:text-properties fo:color="#000000" fo:font-size="12pt" style:text-underline-style="none" fo:font-weight="normal" officeooo:rsid="00108f04" officeooo:paragraph-rsid="00108f04" style:font-size-asian="12pt" style:font-weight-asian="normal" style:font-size-complex="12pt" style:font-weight-complex="normal"/>
    </style:style>
    <style:style style:name="P13" style:family="paragraph" style:parent-style-name="List_20_Paragraph" style:list-style-name="L1">
      <style:text-properties fo:color="#000000" fo:font-size="12pt" style:text-underline-style="none" fo:font-weight="normal" officeooo:rsid="00128b9f" officeooo:paragraph-rsid="00128b9f" style:font-size-asian="10.5pt" style:font-weight-asian="normal" style:font-size-complex="12pt" style:font-weight-complex="normal"/>
    </style:style>
    <style:style style:name="P14" style:family="paragraph" style:parent-style-name="List_20_Paragraph">
      <style:text-properties fo:color="#000000" fo:font-size="12pt" style:text-underline-style="none" fo:font-weight="normal" officeooo:rsid="00128b9f" officeooo:paragraph-rsid="00128b9f" style:font-size-asian="10.5pt" style:font-weight-asian="normal" style:font-size-complex="12pt" style:font-weight-complex="normal"/>
    </style:style>
    <style:style style:name="P15" style:family="paragraph" style:parent-style-name="List_20_Paragraph" style:list-style-name="L1">
      <style:text-properties fo:color="#000000" fo:font-size="12pt" style:text-underline-style="none" fo:font-weight="normal" officeooo:rsid="00136389" officeooo:paragraph-rsid="00136389" style:font-size-asian="10.5pt" style:font-weight-asian="normal" style:font-size-complex="12pt" style:font-weight-complex="normal"/>
    </style:style>
    <style:style style:name="P16" style:family="paragraph" style:parent-style-name="List_20_Paragraph">
      <style:text-properties fo:color="#000000" fo:font-size="12pt" style:text-underline-style="none" fo:font-weight="normal" officeooo:rsid="00136389" officeooo:paragraph-rsid="00136389" style:font-size-asian="10.5pt" style:font-weight-asian="normal" style:font-size-complex="12pt" style:font-weight-complex="normal"/>
    </style:style>
    <style:style style:name="P17" style:family="paragraph" style:parent-style-name="List_20_Paragraph" style:list-style-name="L1">
      <style:text-properties fo:font-size="14pt" officeooo:paragraph-rsid="0013695f" style:font-size-asian="12.25pt" style:font-size-complex="14pt"/>
    </style:style>
    <style:style style:name="P18" style:family="paragraph" style:parent-style-name="List_20_Paragraph" style:list-style-name="L1">
      <style:text-properties fo:font-size="14pt" officeooo:rsid="00136389" officeooo:paragraph-rsid="00136389" style:font-size-asian="12.25pt" style:font-size-complex="14pt"/>
    </style:style>
    <style:style style:name="P19" style:family="paragraph" style:parent-style-name="List_20_Paragraph" style:list-style-name="L1">
      <style:text-properties fo:font-size="12pt" officeooo:rsid="00136389" officeooo:paragraph-rsid="00136389" style:font-size-asian="10.5pt" style:font-size-complex="12pt"/>
    </style:style>
    <style:style style:name="P20" style:family="paragraph" style:parent-style-name="List_20_Paragraph">
      <style:text-properties fo:font-size="12pt" officeooo:rsid="00136389" officeooo:paragraph-rsid="00136389" style:font-size-asian="10.5pt" style:font-size-complex="12pt"/>
    </style:style>
    <style:style style:name="P21" style:family="paragraph" style:parent-style-name="List_20_Paragraph" style:list-style-name="L1">
      <style:text-properties fo:font-size="13pt" officeooo:rsid="0013695f" officeooo:paragraph-rsid="0013695f" style:font-size-asian="13pt" style:font-size-complex="13pt"/>
    </style:style>
    <style:style style:name="P22" style:family="paragraph" style:parent-style-name="List_20_Paragraph">
      <style:paragraph-properties fo:margin-left="1.27cm" fo:margin-right="0cm" fo:text-indent="1.228cm" style:auto-text-indent="false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color="#000000" fo:font-size="12pt" style:text-underline-style="none" fo:font-weight="normal" officeooo:rsid="00136389" officeooo:paragraph-rsid="00136389" style:font-size-asian="10.5pt" style:font-weight-asian="normal" style:font-size-complex="12pt" style:font-weight-complex="normal"/>
    </style:style>
    <style:style style:name="T1" style:family="text">
      <style:text-properties fo:color="#1f4e7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f4e79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1f4e79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officeooo:rsid="000dc925" style:font-size-asian="14pt" style:font-size-complex="14pt" style:font-weight-complex="bold"/>
    </style:style>
    <style:style style:name="T6" style:family="text">
      <style:text-properties fo:font-size="14pt" officeooo:rsid="000ebb4c" style:font-size-asian="14pt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13695f" style:font-size-asian="10.5pt" style:font-weight-asian="normal" style:font-size-complex="12pt" style:font-weight-complex="normal"/>
    </style:style>
    <style:style style:name="T11" style:family="text">
      <style:text-properties fo:color="#000000" style:text-underline-style="none" fo:font-weight="normal" style:font-weight-asian="normal" style:font-weight-complex="normal"/>
    </style:style>
    <style:style style:name="T12" style:family="text">
      <style:text-properties fo:color="#000000" style:text-underline-style="none" fo:font-weight="normal" officeooo:rsid="0013695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EMORIA</text:span></text:p>
      <text:p text:style-name="P1"><text:span text:style-name="T3">PRÁCTICA 4</text:span></text:p>
      <text:p text:style-name="P2"/>
      <text:p text:style-name="P3"><text:span text:style-name="T3">ADINA HAN</text:span></text:p>
      <text:p text:style-name="P3"><text:span text:style-name="T3">YOUSSEF EL FAQIR EL RHAZOUI</text:span></text:p>
      <text:p text:style-name="Standard"/>
      <text:list xml:id="list1274355646" text:style-name="WWNum1">
        <text:list-item>
          <text:p text:style-name="P5"><text:span text:style-name="T2">Sistema de reglas para obtención de parentescos</text:span></text:p>
        </text:list-item>
      </text:list>
      <text:p text:style-name="P7"/>
      <text:p text:style-name="P8">Para los hechos iniciales:</text:p>
      <text:p text:style-name="P8"><text:s text:c="4"/><text:span text:style-name="T7">(dd juan maria rosa m)</text:span></text:p>
      <text:p text:style-name="P12"><text:s text:c="4"/>(dd juan maria luis h)</text:p>
      <text:p text:style-name="P12"><text:s text:c="4"/>(dd jose laura pilar m)</text:p>
      <text:p text:style-name="P12"><text:s text:c="4"/>(dd luis pilar miguel h)</text:p>
      <text:p text:style-name="P12"><text:s text:c="4"/>(dd miguel isabel jaime h)</text:p>
      <text:p text:style-name="P12"><text:s text:c="4"/>(dd fernando rosa felipe h)</text:p>
      <text:p text:style-name="P12"><text:s text:c="4"/>(dd fernando rosa paz m)</text:p>
      <text:p text:style-name="P8"/>
      <text:p text:style-name="P8">hemos obtenido las siguientes conclusiones:</text:p>
      <text:list xml:id="list2590245079" text:style-name="L1">
        <text:list-item>
          <text:p text:style-name="P9">Padres:</text:p>
          <text:p text:style-name="P13">fernando es padre de felipe<text:line-break/>jose es padre de pilar<text:line-break/>miguel es padre de jaime<text:line-break/>juan es padre de luis<text:line-break/>juan es padre de rosa<text:line-break/>luis es padre de miguel<text:line-break/>fernando es padre de paz</text:p>
        </text:list-item>
      </text:list>
      <text:p text:style-name="P14"/>
      <text:list xml:id="list183215491816148" text:continue-numbering="true" text:style-name="L1">
        <text:list-item>
          <text:p text:style-name="P10">Madres:</text:p>
          <text:p text:style-name="P13">rosa es madre de felipe<text:line-break/>laura es madre de pilar<text:line-break/>isabel es madre de jaime<text:line-break/>maria es madre de luis<text:line-break/>maria es madre de rosa<text:line-break/>pilar es madre de miguel<text:line-break/>rosa es madre de paz</text:p>
        </text:list-item>
      </text:list>
      <text:p text:style-name="P14"/>
      <text:list xml:id="list183216258032807" text:continue-numbering="true" text:style-name="L1">
        <text:list-item>
          <text:p text:style-name="P11"><text:soft-page-break/>Hijos:</text:p>
          <text:p text:style-name="P15">luis es hijo de juan<text:line-break/>jaime es hijo de isabel<text:line-break/>felipe es hijo de fernando<text:line-break/>luis es hijo de maria<text:line-break/>miguel es hijo de pilar<text:line-break/>miguel es hijo de luis<text:line-break/>felipe es hijo de rosa<text:line-break/>jaime es hijo de miguel</text:p>
        </text:list-item>
      </text:list>
      <text:p text:style-name="P16"/>
      <text:list xml:id="list183215301260675" text:continue-numbering="true" text:style-name="L1">
        <text:list-item>
          <text:p text:style-name="P11">Hijas:</text:p>
          <text:p text:style-name="P15">rosa es hija de juan<text:line-break/>pilar es hija de jose<text:line-break/>paz es hija de fernando<text:line-break/>rosa es hija de maria<text:line-break/>pilar es hija de laura<text:line-break/>paz es hija de rosa</text:p>
        </text:list-item>
      </text:list>
      <text:p text:style-name="P16"/>
      <text:list xml:id="list183215492369890" text:continue-numbering="true" text:style-name="L1">
        <text:list-item>
          <text:p text:style-name="P11">Hermano:</text:p>
          <text:p text:style-name="P15">luis es hermano de rosa<text:line-break/>felipe es hermano de paz</text:p>
        </text:list-item>
      </text:list>
      <text:p text:style-name="P23"/>
      <text:list xml:id="list183216206209599" text:continue-numbering="true" text:style-name="L1">
        <text:list-item>
          <text:p text:style-name="P18"><text:span text:style-name="T11">Hermana:</text:span></text:p>
          <text:p text:style-name="P19"><text:span text:style-name="T11">rosa es hermana de luis<text:line-break/>paz es hermana de felipe</text:span></text:p>
        </text:list-item>
      </text:list>
      <text:p text:style-name="P20"><text:span text:style-name="T11"/></text:p>
      <text:list xml:id="list183215325104854" text:continue-numbering="true" text:style-name="L1">
        <text:list-item>
          <text:p text:style-name="P18"><text:span text:style-name="T11">Abuelo:</text:span></text:p>
          <text:p text:style-name="P19"><text:span text:style-name="T11">juan es abuelo de felipe<text:line-break/>juan es abuelo de paz<text:line-break/>juan es abuelo de miguel<text:line-break/>jose es abuelo de miguel<text:line-break/>luis es abuelo de jaime</text:span></text:p>
        </text:list-item>
      </text:list>
      <text:p text:style-name="P20"><text:span text:style-name="T11"/></text:p>
      <text:list xml:id="list183215867445498" text:continue-numbering="true" text:style-name="L1">
        <text:list-item>
          <text:p text:style-name="P18"><text:span text:style-name="T11">Abuela:</text:span></text:p>
          <text:p text:style-name="P19"><text:span text:style-name="T11">maria es abuela de felipe<text:line-break/>maria es abuela de paz<text:line-break/>maria es abuela de miguel<text:line-break/>laura es abuela de miguel<text:line-break/>pilar es abuela de jaime</text:span></text:p>
        </text:list-item>
      </text:list>
      <text:p text:style-name="P20"><text:span text:style-name="T11"/></text:p>
      <text:list xml:id="list183215283229492" text:continue-numbering="true" text:style-name="L1">
        <text:list-item>
          <text:p text:style-name="P18"><text:soft-page-break/><text:span text:style-name="T11">Primo:</text:span></text:p>
          <text:p text:style-name="P19"><text:span text:style-name="T11">felipe es primo de miguel<text:line-break/>miguel es primo de paz<text:line-break/>miguel es primo de felipe</text:span></text:p>
        </text:list-item>
      </text:list>
      <text:p text:style-name="P20"><text:span text:style-name="T11"/></text:p>
      <text:list xml:id="list183215613216948" text:continue-numbering="true" text:style-name="L1">
        <text:list-item>
          <text:p text:style-name="P18"><text:span text:style-name="T11">Prima:</text:span></text:p>
          <text:p text:style-name="P19"><text:span text:style-name="T11">paz es prima de miguel</text:span></text:p>
        </text:list-item>
      </text:list>
      <text:p text:style-name="P20"><text:span text:style-name="T11"/></text:p>
      <text:list xml:id="list183214356238738" text:continue-numbering="true" text:style-name="L1">
        <text:list-item>
          <text:p text:style-name="P21"><text:span text:style-name="T11">Ascendientes, en este punto nos hemos apoyado en una regla auxiliar, de esta forma hemos establecido que los ascendientes directos son los padres de uno mismo, y el resto de ascendientes son los que también lo son de nuestros padres:</text:span></text:p>
          <text:p text:style-name="P21"><text:span text:style-name="T11"/></text:p>
          <text:p text:style-name="P17"><text:span text:style-name="T10">fernando es ascendiente de felipe<text:line-break/>rosa es ascendiente de felipe<text:line-break/>maria es ascendiente de felipe<text:line-break/>juan es ascendiente de felipe<text:line-break/>jose es ascendiente de pilar<text:line-break/>laura es ascendiente de pilar<text:line-break/>miguel es ascendiente de jaime<text:line-break/>isabel es ascendiente de jaime<text:line-break/>pilar es ascendiente de jaime<text:line-break/>luis es ascendiente de jaime<text:line-break/>laura es ascendiente de jaime<text:line-break/>jose es ascendiente de jaime<text:line-break/>juan es ascendiente de luis<text:line-break/>maria es ascendiente de luis<text:line-break/>maria es ascendiente de jaime<text:line-break/>juan es ascendiente de jaime<text:line-break/>juan es ascendiente de rosa<text:line-break/>maria es ascendiente de rosa<text:line-break/>luis es ascendiente de miguel<text:line-break/>pilar es ascendiente de miguel<text:line-break/>laura es ascendiente de miguel<text:line-break/>jose es ascendiente de miguel<text:line-break/>maria es ascendiente de miguel<text:line-break/>juan es ascendiente de miguel<text:line-break/>fernando es ascendiente de paz<text:line-break/>rosa es ascendiente de paz<text:line-break/>maria es ascendiente de paz<text:line-break/>juan es ascendiente de paz</text:span></text:p>
        </text:list-item>
      </text:list>
      <text:list xml:id="list183214471468149" text:continue-list="list1274355646" text:style-name="WWNum1">
        <text:list-item>
          <text:p text:style-name="P5"><text:soft-page-break/><text:span text:style-name="T2">Sistema de reglas para recomendación de pisos </text:span></text:p>
        </text:list-item>
      </text:list>
      <text:p text:style-name="P6"/>
      <text:p text:style-name="P22"><text:span text:style-name="T4">Para la realización de esta parte vamos a dividir la base de conocimiento en tres apartados: el usuario, los pisos y conocimiento de recomendación de pisos.</text:span></text:p>
      <text:p text:style-name="P22"><text:span text:style-name="T4">Del usuario nos interesa saber el nombre, sexo, edad, número de hijos, </text:span><text:span text:style-name="T5">estado civil</text:span><text:span text:style-name="T4">, </text:span><text:span text:style-name="T6">el poder adquisitivo que tiene, </text:span><text:span text:style-name="T4">gustos con respecto a los pisos y restricciones. Estas últimas dos se representan como multislot.</text:span></text:p>
      <text:p text:style-name="P22"><text:span text:style-name="T4">De los pisos nos interesa saber su zona, tipo (vivienda, oficina, garaje, trastero, etc.), acción (comprar, alquilar, alquiler con opción a compra, compartir), <text:s/>precio, tipo de anunciante (particular o agencia), estado (obra nueva, buen estado, a reformar), número de habitaciones, numero de baños, <text:s/>características (ascensor, garaje, terraza, trastero, amueblado) y extras (piscina, aire acondicionado). Las características y los extras los vamos a representar mediante multislots.</text:span></text:p>
      <text:p text:style-name="P22"><text:span text:style-name="T4">La recomendación de pisos enlazará el usuario con los pisos y devolverá una lista con los pisos que más se ajusten a las necesidades y preferencias del usuario. La búsqueda será en función </text:span><text:bookmark-start text:name="_GoBack"/><text:span text:style-name="T4">de los campos relacionados o parecidos para una búsqueda más </text:span><text:bookmark-end text:name="_GoBack"/><text:span text:style-name="T4">completa. Al principio la lista estará vacía y según se avance se irá llenando con pisos que mejore encajen con los deseos del usuario.</text:span></text:p>
      <text:p text:style-name="P22"><text:span text:style-name="T4">El usuario y los pisos los vamos a representar como hechos en la base de conocimientos y la recomendación de pisos estará representada mediante reglas.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na han</meta:initial-creator>
    <meta:editing-cycles>3</meta:editing-cycles>
    <meta:creation-date>2017-12-28T16:06:00</meta:creation-date>
    <dc:date>2017-12-29T18:32:13.705000000</dc:date>
    <meta:editing-duration>PT19H32M43S</meta:editing-duration>
    <meta:generator>LibreOffice/5.4.2.2$Windows_X86_64 LibreOffice_project/22b09f6418e8c2d508a9eaf86b2399209b0990f4</meta:generator>
    <meta:document-statistic meta:table-count="0" meta:image-count="0" meta:object-count="0" meta:page-count="4" meta:paragraph-count="43" meta:word-count="730" meta:character-count="4046" meta:non-whitespace-character-count="33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